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ca32" officeooo:paragraph-rsid="000aca32"/>
    </style:style>
    <style:style style:name="P2" style:family="paragraph" style:parent-style-name="Standard">
      <style:text-properties officeooo:rsid="001719da" officeooo:paragraph-rsid="000aca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antha Krall</text:p>
      <text:p text:style-name="P1">CST-221</text:p>
      <text:p text:style-name="P1">Producer and Consumer</text:p>
      <text:p text:style-name="P1">April 2018</text:p>
      <text:p text:style-name="P1"/>
      <text:p text:style-name="P1"><text:tab/>The first step that I took was to attempt to understand what the question was and research what I needed with C. The book had already gone over the problem of the producer and the consumer, and different situations that could allow for it. We are asked to not use semaphores or other synchronization methods but can use pthreads, sleep and wakeup command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sources:</text:p>
      <text:p text:style-name="P2"><text:a xlink:type="simple" xlink:href="https://viewer.gcu.edu/c8Hqea" text:style-name="Internet_20_link" text:visited-style-name="Visited_20_Internet_20_Link">https://viewer.gcu.edu/c8Hqea</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1:55:29.196734313</meta:creation-date>
    <dc:date>2018-04-17T12:23:43.937456274</dc:date>
    <meta:editing-duration>PT11M53S</meta:editing-duration>
    <meta:editing-cycles>1</meta:editing-cycles>
    <meta:document-statistic meta:table-count="0" meta:image-count="0" meta:object-count="0" meta:page-count="1" meta:paragraph-count="7" meta:word-count="73" meta:character-count="449" meta:non-whitespace-character-count="381"/>
    <meta:generator>LibreOffice/5.1.6.2$Linux_X86_64 LibreOffice_project/10m0$Build-2</meta:generator>
  </office:meta>
</office:document-meta>
</file>